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Menlo" svg:font-family="Menlo"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1453" officeooo:paragraph-rsid="001c1453"/>
    </style:style>
    <style:style style:name="P2" style:family="paragraph" style:parent-style-name="Standard">
      <style:text-properties officeooo:rsid="001c1453" officeooo:paragraph-rsid="001e99bc"/>
    </style:style>
    <style:style style:name="P3" style:family="paragraph" style:parent-style-name="Standard">
      <style:text-properties officeooo:paragraph-rsid="001c9fdb"/>
    </style:style>
    <style:style style:name="P4" style:family="paragraph" style:parent-style-name="Standard">
      <style:text-properties officeooo:rsid="001c9fdb" officeooo:paragraph-rsid="001c9fdb"/>
    </style:style>
    <style:style style:name="P5" style:family="paragraph" style:parent-style-name="Standard">
      <style:text-properties officeooo:paragraph-rsid="001e99bc"/>
    </style:style>
    <style:style style:name="P6" style:family="paragraph" style:parent-style-name="Standard">
      <style:text-properties officeooo:rsid="001e99bc" officeooo:paragraph-rsid="001e99bc"/>
    </style:style>
    <style:style style:name="P7" style:family="paragraph" style:parent-style-name="Standard">
      <style:text-properties officeooo:rsid="00207476" officeooo:paragraph-rsid="00207476"/>
    </style:style>
    <style:style style:name="P8" style:family="paragraph" style:parent-style-name="Standard">
      <style:text-properties officeooo:paragraph-rsid="00207476"/>
    </style:style>
    <style:style style:name="P9" style:family="paragraph" style:parent-style-name="Standard">
      <style:text-properties officeooo:rsid="0024420c" officeooo:paragraph-rsid="0024420c"/>
    </style:style>
    <style:style style:name="P10" style:family="paragraph" style:parent-style-name="Standard">
      <style:text-properties officeooo:rsid="002462ed" officeooo:paragraph-rsid="002462ed"/>
    </style:style>
    <style:style style:name="P11" style:family="paragraph" style:parent-style-name="code">
      <style:paragraph-properties>
        <style:tab-stops>
          <style:tab-stop style:position="4.3cm"/>
        </style:tab-stops>
      </style:paragraph-properties>
      <style:text-properties fo:color="#000000" style:font-name="Menlo-Regular" fo:font-size="9pt" officeooo:paragraph-rsid="0024420c" style:font-size-asian="9pt" style:font-size-complex="9pt"/>
    </style:style>
    <style:style style:name="P12" style:family="paragraph" style:parent-style-name="code">
      <style:text-properties officeooo:paragraph-rsid="0024420c"/>
    </style:style>
    <style:style style:name="P13" style:family="paragraph" style:parent-style-name="code">
      <style:paragraph-properties>
        <style:tab-stops>
          <style:tab-stop style:position="4.3cm"/>
        </style:tab-stops>
      </style:paragraph-properties>
      <style:text-properties officeooo:paragraph-rsid="0024420c"/>
    </style:style>
    <style:style style:name="T1" style:family="text">
      <style:text-properties officeooo:rsid="001c1453"/>
    </style:style>
    <style:style style:name="T2" style:family="text">
      <style:text-properties fo:color="#000000" style:font-name="Menlo-Regular" officeooo:rsid="001c9fdb"/>
    </style:style>
    <style:style style:name="T3" style:family="text">
      <style:text-properties fo:color="#000000" style:font-name="Menlo-Regular" fo:font-size="9pt" officeooo:rsid="001c1453" style:font-size-asian="9pt" style:font-size-complex="9pt"/>
    </style:style>
    <style:style style:name="T4" style:family="text">
      <style:text-properties officeooo:rsid="001c9fdb"/>
    </style:style>
    <style:style style:name="T5" style:family="text">
      <style:text-properties officeooo:rsid="001e99bc"/>
    </style:style>
    <style:style style:name="T6" style:family="text">
      <style:text-properties fo:color="#3776ab" style:text-line-through-style="none" style:text-line-through-type="none" style:text-underline-style="none" style:text-blinking="false"/>
    </style:style>
    <style:style style:name="T7" style:family="text">
      <style:text-properties officeooo:rsid="00207476"/>
    </style:style>
    <style:style style:name="T8" style:family="text">
      <style:text-properties officeooo:rsid="00207d67"/>
    </style:style>
    <style:style style:name="T9" style:family="text">
      <style:text-properties officeooo:rsid="0024420c"/>
    </style:style>
    <style:style style:name="T10" style:family="text">
      <style:text-properties officeooo:rsid="002462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SX should come with python 2.7 <text:span text:style-name="T5">(as per </text:span><text:a xlink:type="simple" xlink:href="https://docs.python.org/3/using/mac.html" text:style-name="Internet_20_link" text:visited-style-name="Visited_20_Internet_20_Link"><text:span text:style-name="T5">https://docs.python.org/3/using/mac.html</text:span></text:a><text:span text:style-name="T5">).</text:span></text:p>
      <text:p text:style-name="P2"/>
      <text:p text:style-name="P1">After some research I have concluded that python 3 is the best way to go. </text:p>
      <text:p text:style-name="P1">There are changes from python 2 to python 3, but if you are just starting out it is probably easier to learn the most current version.</text:p>
      <text:p text:style-name="P1">There are some libraries that are only python 2 compatible, but more are python 3 now.</text:p>
      <text:p text:style-name="P1">The latest versions of most libraries will be python 3 rather than python 2.</text:p>
      <text:p text:style-name="P1"/>
      <text:p text:style-name="P1">You can have both installed at the same time, and they will happily co-exist (usually).</text:p>
      <text:p text:style-name="P1"/>
      <text:p text:style-name="P1">I used pyQtGraph, the python bindings for the QtGraph library. This library is also available for other languages, so we should <text:span text:style-name="T5">be</text:span> able to port our code to C++ etc. if we needs something faster than python.</text:p>
      <text:p text:style-name="P1"/>
      <text:p text:style-name="P5"><text:span text:style-name="T1">So, download &amp; install the latest python 3 for OSX from </text:span><text:a xlink:type="simple" xlink:href="https://www.python.org/downloads/mac-osx/" text:style-name="Internet_20_link" text:visited-style-name="Visited_20_Internet_20_Link"><text:span text:style-name="T1">https://www.python.org/downloads/mac-osx/</text:span></text:a><text:span text:style-name="T1">. After clicking through to the page for the latest version (</text:span><text:a xlink:type="simple" xlink:href="https://www.python.org/downloads/release/python-372/" text:style-name="Internet_20_link" text:visited-style-name="Visited_20_Internet_20_Link"><text:span text:style-name="T1">3.7.2</text:span></text:a><text:span text:style-name="T1"> as I write this), you want the </text:span><text:a xlink:type="simple" xlink:href="https://www.python.org/ftp/python/3.7.2/python-3.7.2-macosx10.9.pkg" text:style-name="Internet_20_link" text:visited-style-name="Visited_20_Internet_20_Link"><text:span text:style-name="T6">macOS 64-bit installer</text:span></text:a></text:p>
      <text:p text:style-name="P2"/>
      <text:p text:style-name="P6">Run the installer, accepting all of the default options (I think).</text:p>
      <text:p text:style-name="P6"/>
      <text:p text:style-name="P6">When that’s done., you should be able to run python 3 from a terminal command line.</text:p>
      <text:p text:style-name="P6"/>
      <text:p text:style-name="Standard">Now to install the packages we need. <text:span text:style-name="T4">The python package installer is </text:span><text:span text:style-name="code"><text:span text:style-name="T3">pip</text:span></text:span><text:span text:style-name="T4">. If you need to specify a particular version, use for example </text:span><text:span text:style-name="code"><text:span text:style-name="T3">pip2</text:span></text:span><text:span text:style-name="T4"> or </text:span><text:span text:style-name="code"><text:span text:style-name="T3">pip2.7</text:span></text:span><text:span text:style-name="T4">.</text:span></text:p>
      <text:p text:style-name="P4">We want python 3, so use <text:span text:style-name="code"><text:span text:style-name="T3">pip3</text:span></text:span>.</text:p>
      <text:p text:style-name="P4"/>
      <text:p text:style-name="P4">Install the PyQt libraries, then pyqygraph which sits on top of pyqt:</text:p>
      <text:p text:style-name="code">&gt; pip3 install PyQt5</text:p>
      <text:p text:style-name="code">&gt; pip3 install pyqtgraph</text:p>
      <text:p text:style-name="code"/>
      <text:p text:style-name="P7">Having done that, <text:span text:style-name="T8">download the code we wrote from </text:span><text:a xlink:type="simple" xlink:href="https://github.com/yadbor/crititcality" text:style-name="Internet_20_link" text:visited-style-name="Visited_20_Internet_20_Link"><text:span text:style-name="T8">https://github.com/yadbor/crititcality</text:span></text:a><text:span text:style-name="T8"> to the folder of your choice. The script we used for Critical was </text:span><text:a xlink:type="simple" xlink:href="https://github.com/yadbor/crititcality/blob/master/gyro_for_show.py" text:style-name="Internet_20_link" text:visited-style-name="Visited_20_Internet_20_Link"><text:span text:style-name="T8">https://github.com/yadbor/crititcality/blob/master/gyro_for_show.py</text:span></text:a><text:span text:style-name="T8">, so you only really need that one.</text:span></text:p>
      <text:p text:style-name="P9"/>
      <text:p text:style-name="P9">To run it, open a Terminal window &amp; navigate to the folder containing the code. Run it with:</text:p>
      <text:p text:style-name="P12">&gt; p<text:span text:style-name="T9">ython</text:span>3 <text:span text:style-name="T9">gyro_for_show.py</text:span></text:p>
      <text:p text:style-name="P3"/>
      <text:p text:style-name="P9">and it should be running.</text:p>
      <text:p text:style-name="P9"/>
      <text:p text:style-name="P9">There are a couple of command line switches for the python script:</text:p>
      <text:p text:style-name="P13">--hyper<text:tab/>to use <text:span text:style-name="T9">hyperIMU as a source</text:span></text:p>
      <text:p text:style-name="P11">--max = max_<text:span text:style-name="T10">spin</text:span><text:tab/><text:span text:style-name="T10">to change the maximum y value</text:span></text:p>
      <text:p text:style-name="P3"/>
      <text:p text:style-name="P10">To edit the python code I used the supplied python Integrated Deveopment Environment (IDE) called idle.</text:p>
      <text:p text:style-name="P10">Don’t try to run it from here as the network code can hang &amp; cause problems when you try to quit it. That’s a problem anyway, as just closing the graphics window doesn’t call the code to kill the thread that reads to network socket. I will need to do more work to fix that, I think.</text:p>
      <text:p text:style-name="P3"/>
      <text:p text:style-name="P7">You may also need Homebrew installed. This is a package manager for OS-X, to easily install various software packages and everything they depend upon (called dependencies). I installed it, but that might have been for a package we didn’t end up using.</text:p>
      <text:p text:style-name="P7"/>
      <text:p text:style-name="P7">If you do need it, there is a nice Ruby script that will install it for you.</text:p>
      <text:p text:style-name="P8"><text:span text:style-name="T4">Ruby is another good scripting language, related to python but originally developed on Windows, and has some quirks that make it easy to use on Windows. OSX also has ruby pre-installed.</text:span></text:p>
      <text:p text:style-name="P8"><text:soft-page-break/><text:span text:style-name="T7">The following command uses curl to download a script (curl is a part of most unix based systems, like OS-X) and then execute it with ruby. The -e flag says execute the string that follows as a ruby script. The script calls curl, which returns the contents of the file at the given URL, which is the ruby script that installs Homebrew.</text:span></text:p>
      <text:p text:style-name="code"><text:span text:style-name="T2">&gt; </text:span>ruby -e "$(curl -fsSL <text:a xlink:type="simple" xlink:href="https://raw.githubusercontent.com/Homebrew/install/master/install" text:style-name="Internet_20_link" text:visited-style-name="Visited_20_Internet_20_Link">https://raw.githubusercontent.com/Homebrew/install/master/install</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Menlo" svg:font-family="Menlo"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99b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de" style:family="paragraph" style:parent-style-name="Standard">
      <loext:graphic-properties draw:fill="none"/>
      <style:paragraph-properties fo:margin-left="0.6cm" fo:margin-right="0cm" fo:text-indent="0cm" style:auto-text-indent="false" fo:background-color="transparent"/>
      <style:text-properties fo:color="#000000" style:font-name="Menlo-Regular" fo:font-family="Menlo-Regular" style:font-family-generic="roman" style:font-pitch="variable" fo:font-size="9pt" officeooo:rsid="001c1453"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style style:name="Drop_20_Caps" style:display-name="Drop Cap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1.1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nna Day</meta:initial-creator>
    <meta:creation-date>2019-03-17T17:34:17.429708000</meta:creation-date>
    <dc:date>2019-03-17T18:56:30.107174000</dc:date>
    <dc:creator>Brenna Day</dc:creator>
    <meta:editing-duration>PT4M27S</meta:editing-duration>
    <meta:editing-cycles>1</meta:editing-cycles>
    <meta:document-statistic meta:table-count="0" meta:image-count="0" meta:object-count="0" meta:page-count="2" meta:paragraph-count="29" meta:word-count="564" meta:character-count="3273" meta:non-whitespace-character-count="2739"/>
    <meta:generator>LibreOffice/6.1.2.1$MacOSX_X86_64 LibreOffice_project/65905a128db06ba48db947242809d14d3f9a93fe</meta:generator>
  </office:meta>
</office:document-meta>
</file>